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0.85cm" fo:min-width="10.7cm"/>
    </style:style>
    <style:style style:name="gr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0.15cm" fo:min-width="20.6cm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0.85cm" fo:min-width="10.7cm"/>
    </style:style>
    <style:style style:name="gr4" style:family="graphic" style:parent-style-name="standard">
      <style:graphic-properties draw:fill-color="#ff860d" draw:textarea-horizontal-align="justify" draw:textarea-vertical-align="middle" draw:auto-grow-height="false" fo:min-height="0.85cm" fo:min-width="10.7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1.75cm" fo:min-width="3.8cm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1.75cm" fo:min-width="3.8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65cm" fo:min-width="2cm"/>
    </style:style>
    <style:style style:name="gr8" style:family="graphic" style:parent-style-name="standard">
      <style:graphic-properties draw:stroke="dash" draw:stroke-dash="Fine_20_Dashed" svg:stroke-color="#000000" draw:fill="none" draw:fill-color="#ffffff" fo:min-height="1.321cm"/>
    </style:style>
    <style:style style:name="gr9" style:family="graphic" style:parent-style-name="standard">
      <style:graphic-properties draw:stroke="dash" draw:stroke-dash="Fine_20_Dashed" svg:stroke-color="#000000" draw:fill="none" draw:fill-color="#ffffff" fo:min-height="1.75cm"/>
    </style:style>
    <style:style style:name="gr10" style:family="graphic" style:parent-style-name="standard">
      <style:graphic-properties draw:stroke="dash" draw:stroke-dash="Fine_20_Dashed" svg:stroke-color="#000000" draw:fill="none" draw:fill-color="#ffffff" fo:min-height="1.35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85cm" fo:min-width="7.1cm"/>
    </style:style>
    <style:style style:name="gr1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2.05cm" fo:min-width="8.8cm"/>
    </style:style>
    <style:style style:name="gr13" style:family="graphic" style:parent-style-name="standard">
      <style:graphic-properties draw:stroke="dash" draw:stroke-dash="Fine_20_Dashed" svg:stroke-color="#000000" draw:fill="none" draw:fill-color="#ffffff" fo:min-height="0.75cm"/>
    </style:style>
    <style:style style:name="gr14" style:family="graphic" style:parent-style-name="standard">
      <style:graphic-properties draw:fill-color="#ff860d" draw:textarea-horizontal-align="justify" draw:textarea-vertical-align="middle" draw:auto-grow-height="false" fo:min-height="1.85cm" fo:min-width="3.2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6.95cm" fo:min-width="2.8cm"/>
    </style:style>
    <style:style style:name="gr16" style:family="graphic" style:parent-style-name="standard">
      <style:graphic-properties draw:fill-color="#808080" draw:textarea-horizontal-align="justify" draw:textarea-vertical-align="middle" draw:auto-grow-height="false" fo:min-height="1.85cm" fo:min-width="3.2cm"/>
    </style:style>
    <style:style style:name="gr17" style:family="graphic" style:parent-style-name="standard">
      <style:graphic-properties draw:fill-color="#00a933" draw:textarea-horizontal-align="justify" draw:textarea-vertical-align="middle" draw:auto-grow-height="false" fo:min-height="1.685cm" fo:min-width="2.6cm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0cm" fo:min-width="1.182cm"/>
    </style:style>
    <style:style style:name="gr19" style:family="graphic" style:parent-style-name="standard">
      <style:graphic-properties draw:fill-color="#b2b2b2" draw:textarea-horizontal-align="justify" draw:textarea-vertical-align="middle" draw:auto-grow-height="false" fo:min-height="1.763cm" fo:min-width="0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0cm" fo:min-width="1.343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style:paragraph-properties fo:text-align="center"/>
      <style:text-properties style:font-size-asian="18pt"/>
    </style:style>
    <style:style style:name="P11" style:family="paragraph">
      <loext:graphic-properties draw:fill-color="#ff860d"/>
      <style:paragraph-properties fo:text-align="center"/>
      <style:text-properties style:font-size-asian="18pt"/>
    </style:style>
    <style:style style:name="P12" style:family="paragraph">
      <loext:graphic-properties draw:fill-color="#000000"/>
      <style:paragraph-properties fo:text-align="center"/>
      <style:text-properties style:font-size-asian="18pt"/>
    </style:style>
    <style:style style:name="P13" style:family="paragraph">
      <loext:graphic-properties draw:fill-color="#808080"/>
      <style:paragraph-properties fo:text-align="center"/>
      <style:text-properties style:font-size-asian="18pt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-color="#b2b2b2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11.2cm" svg:height="1.1cm" svg:x="13.9cm" svg:y="3.2cm">
          <text:p text:style-name="P1"><text:span text:style-name="T1">大数据开发平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1.1cm" svg:height="10.4cm" svg:x="4.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2cm" svg:height="1.1cm" svg:x="13.9cm" svg:y="4.9cm">
          <text:p text:style-name="P1"><text:span text:style-name="T1">作业调度</text:span><text:span text:style-name="T1">系统</text:span><text:span text:style-name="T1">（</text:span><text:span text:style-name="T1">azkab</text:span><text:span text:style-name="T1">an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1.2cm" svg:height="1.1cm" svg:x="13.9cm" svg:y="6.8cm">
          <text:p text:style-name="P1"><text:span text:style-name="T1">上层大数</text:span><text:span text:style-name="T1">据组件</text:span><text:span text:style-name="T1">（</text:span><text:span text:style-name="T1">hive</text:span><text:span text:style-name="T1">、</text:span><text:span text:style-name="T1">spark</text:span><text:span text:style-name="T1">、</text:span><text:span text:style-name="T1">pig</text:span><text:span text:style-name="T1">、</text:span><text:span text:style-name="T1">imp</text:span><text:span text:style-name="T1">ala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.3cm" svg:height="2cm" svg:x="13.9cm" svg:y="8.7cm">
          <text:p text:style-name="P1"><text:span text:style-name="T1">分布式文</text:span><text:span text:style-name="T1">件系统</text:span></text:p>
          <text:p text:style-name="P1"><text:span text:style-name="T1">（</text:span><text:span text:style-name="T1">HDFS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20.8cm" svg:y="8.7cm">
          <text:p text:style-name="P1"><text:span text:style-name="T1">资源调度系统</text:span></text:p>
          <text:p text:style-name="P1"><text:span text:style-name="T1">（</text:span><text:span text:style-name="T1">YARN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3.8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6.8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9.6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22.7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7.8cm" svg:height="1.571cm" svg:x="4.7cm" svg:y="3.7cm">
          <draw:text-box>
            <text:p text:style-name="P8"><text:span text:style-name="T1">作业调度系统和用户比较接近，需要提供友好的访问和使用</text:span></text:p>
          </draw:text-box>
        </draw:frame>
        <draw:frame draw:style-name="gr9" draw:text-style-name="P9" draw:layer="layout" svg:width="7.8cm" svg:height="2cm" svg:x="4.7cm" svg:y="6.4cm">
          <draw:text-box>
            <text:p text:style-name="P8"><text:span text:style-name="T1">作业调度系统需要能够支持各类大数据组件</text:span></text:p>
          </draw:text-box>
        </draw:frame>
        <draw:frame draw:style-name="gr10" draw:text-style-name="P9" draw:layer="layout" svg:width="8cm" svg:height="1.6cm" svg:x="4.6cm" svg:y="9.4cm">
          <draw:text-box>
            <text:p text:style-name="P8"><text:span text:style-name="T1">作业调度系统对资源隔离有一定的要求</text:span></text:p>
          </draw:text-box>
        </draw:frame>
      </draw:page>
      <draw:page draw:name="page2" draw:style-name="dp1" draw:master-page-name="默认">
        <draw:custom-shape draw:style-name="gr11" draw:text-style-name="P2" draw:layer="layout" svg:width="7.6cm" svg:height="1.1cm" svg:x="11.3cm" svg:y="4.1cm">
          <text:p text:style-name="P1"><text:span text:style-name="T1">没有任务调度系统时的开发流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9.3cm" svg:height="12.3cm" svg:x="10.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4.2cm" svg:height="1cm" svg:x="13cm" svg:y="5.6cm">
          <draw:text-box>
            <text:p text:style-name="P1"><text:span text:style-name="T1">编写程序</text:span><text:span text:style-name="T1">/</text:span><text:span text:style-name="T1">脚本</text:span></text:p>
          </draw:text-box>
        </draw:frame>
        <draw:frame draw:style-name="gr13" draw:text-style-name="P9" draw:layer="layout" svg:width="4.2cm" svg:height="1cm" svg:x="13cm" svg:y="7cm">
          <draw:text-box>
            <text:p text:style-name="P1"><text:span text:style-name="T1">配置环境</text:span></text:p>
          </draw:text-box>
        </draw:frame>
        <draw:frame draw:style-name="gr13" draw:text-style-name="P9" draw:layer="layout" svg:width="4.2cm" svg:height="1cm" svg:x="13cm" svg:y="8.4cm">
          <draw:text-box>
            <text:p text:style-name="P1"><text:span text:style-name="T1">设置</text:span><text:span text:style-name="T1">crontab</text:span></text:p>
          </draw:text-box>
        </draw:frame>
        <draw:frame draw:style-name="gr13" draw:text-style-name="P9" draw:layer="layout" svg:width="4.2cm" svg:height="1cm" svg:x="13cm" svg:y="9.8cm">
          <draw:text-box>
            <text:p text:style-name="P1"><text:span text:style-name="T1">设置报警监控</text:span></text:p>
          </draw:text-box>
        </draw:frame>
        <draw:frame draw:style-name="gr13" draw:text-style-name="P9" draw:layer="layout" svg:width="4.2cm" svg:height="1cm" svg:x="13cm" svg:y="11.2cm">
          <draw:text-box>
            <text:p text:style-name="P1"><text:span text:style-name="T1">设置依赖关系</text:span></text:p>
          </draw:text-box>
        </draw:frame>
        <draw:frame draw:style-name="gr13" draw:text-style-name="P9" draw:layer="layout" svg:width="4.2cm" svg:height="1cm" svg:x="13cm" svg:y="12.6cm">
          <draw:text-box>
            <text:p text:style-name="P1"><text:span text:style-name="T1">控制权限</text:span></text:p>
          </draw:text-box>
        </draw:frame>
        <draw:frame draw:style-name="gr13" draw:text-style-name="P9" draw:layer="layout" svg:width="4.2cm" svg:height="1cm" svg:x="13cm" svg:y="14cm">
          <draw:text-box>
            <text:p text:style-name="P1"><text:span text:style-name="T1">…</text:span><text:span text:style-name="T1">...</text:span></text:p>
          </draw:text-box>
        </draw:frame>
      </draw:page>
      <draw:page draw:name="page3" draw:style-name="dp1" draw:master-page-name="默认">
        <draw:custom-shape draw:style-name="gr2" draw:text-style-name="P3" draw:layer="layout" svg:width="21.1cm" svg:height="10.4cm" svg:x="4.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3.7cm" svg:height="2.1cm" svg:x="10.7cm" svg:y="4cm">
          <text:p text:style-name="P10"><text:span text:style-name="T1">Manager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3.3cm" svg:height="7.2cm" svg:x="5cm" svg:y="4cm">
          <text:p text:style-name="P10"><text:span text:style-name="T1">Storage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3.7cm" svg:height="2.1cm" svg:x="16.7cm" svg:y="4cm">
          <text:p text:style-name="P10"><text:span text:style-name="T1">Meta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3.6cm" svg:height="2.9cm" svg:x="10.9cm" svg:y="8.9cm">
          <text:p text:style-name="P1"><text:span text:style-name="T1">Execute Mode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8" draw:text-style-name="P14" draw:layer="layout" svg:width="2.1cm" svg:height="0.4cm" svg:x="8.4cm" svg:y="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4" draw:layer="layout" svg:width="2.1cm" svg:height="0.4cm" svg:x="14.452cm" svg:y="4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5" draw:layer="layout" svg:width="0.5cm" svg:height="2.3cm" svg:x="12.5cm" svg:y="6.2cm">
          <text:p text:style-name="P1"><text:span text:style-name="T1">Task </text:span><text:span text:style-name="T1">Dispatch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4" draw:layer="layout" svg:width="2.299cm" svg:height="0.4cm" svg:x="8.401cm" svg:y="10.1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5T17:21:22.536000000</meta:creation-date>
    <dc:date>2019-02-16T15:30:50.165663040</dc:date>
    <meta:editing-duration>PT9H42M25S</meta:editing-duration>
    <meta:editing-cycles>115</meta:editing-cycles>
    <meta:generator>LibreOffice/6.1.4.2$Linux_X86_64 LibreOffice_project/10$Build-2</meta:generator>
    <meta:document-statistic meta:object-count="31"/>
  </office:meta>
</office:document-meta>
</file>